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fo:min-height="13.124cm" fo:min-width="15.375cm"/>
    </style:style>
    <style:style style:name="gr2" style:family="graphic" style:parent-style-name="standard">
      <style:graphic-properties svg:stroke-color="#000000" draw:textarea-horizontal-align="justify" draw:textarea-vertical-align="middle" draw:auto-grow-height="false" fo:min-height="2.471cm" fo:min-width="8.802cm"/>
    </style:style>
    <style:style style:name="gr3" style:family="graphic" style:parent-style-name="standard">
      <style:graphic-properties svg:stroke-color="#000000" draw:textarea-horizontal-align="justify" draw:textarea-vertical-align="middle" draw:auto-grow-height="false" fo:min-height="5.251cm" fo:min-width="6.499cm" fo:wrap-option="no-wrap"/>
    </style:style>
    <style:style style:name="gr4" style:family="graphic" style:parent-style-name="standard">
      <style:graphic-properties svg:stroke-color="#000000" draw:textarea-horizontal-align="justify" draw:textarea-vertical-align="middle" draw:auto-grow-height="false" fo:min-height="1.947cm" fo:min-width="5.974cm"/>
    </style:style>
    <style:style style:name="gr5" style:family="graphic" style:parent-style-name="standard">
      <style:graphic-properties svg:stroke-color="#000000" draw:textarea-horizontal-align="justify" draw:textarea-vertical-align="middle" draw:auto-grow-height="false" fo:min-height="4.037cm" fo:min-width="4.487cm"/>
    </style:style>
    <style:style style:name="gr6" style:family="graphic" style:parent-style-name="standard">
      <style:graphic-properties draw:textarea-horizontal-align="justify" draw:textarea-vertical-align="middle" draw:auto-grow-height="false" fo:min-height="0.778cm" fo:min-width="2.889cm"/>
    </style:style>
    <style:style style:name="gr7" style:family="graphic" style:parent-style-name="standard">
      <style:graphic-properties draw:textarea-horizontal-align="justify" draw:textarea-vertical-align="middle" draw:auto-grow-height="false" fo:min-height="0.954cm" fo:min-width="1.688cm"/>
    </style:style>
    <style:style style:name="gr8" style:family="graphic" style:parent-style-name="standard">
      <style:graphic-properties draw:textarea-horizontal-align="justify" draw:textarea-vertical-align="middle" draw:auto-grow-height="false" fo:min-height="0.625cm" fo:min-width="1.95cm"/>
    </style:style>
    <style:style style:name="gr9" style:family="graphic" style:parent-style-name="standard">
      <style:graphic-properties draw:textarea-horizontal-align="justify" draw:textarea-vertical-align="middle" draw:auto-grow-height="false" fo:min-height="0.625cm" fo:min-width="2.037cm"/>
    </style:style>
    <style:style style:name="gr10" style:family="graphic" style:parent-style-name="standard">
      <style:graphic-properties svg:stroke-color="#000000" draw:textarea-horizontal-align="justify" draw:textarea-vertical-align="middle" draw:auto-grow-height="false" fo:min-height="2.157cm" fo:min-width="4.574cm"/>
    </style:style>
    <style:style style:name="gr11" style:family="graphic" style:parent-style-name="standard">
      <style:graphic-properties draw:textarea-horizontal-align="justify" draw:textarea-vertical-align="middle" draw:auto-grow-height="false" fo:min-height="0.777cm" fo:min-width="2.889cm"/>
    </style:style>
    <style:style style:name="gr12" style:family="graphic" style:parent-style-name="standard">
      <style:graphic-properties draw:textarea-horizontal-align="justify" draw:textarea-vertical-align="middle" draw:auto-grow-height="false" fo:min-height="0.777cm" fo:min-width="2.89cm"/>
    </style:style>
    <style:style style:name="gr13" style:family="graphic" style:parent-style-name="objectwithoutfill">
      <style:graphic-properties draw:stroke="dash" draw:stroke-dash="Fine_20_Dotted" svg:stroke-width="0.081cm" svg:stroke-color="#000000"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svg:stroke-color="#000000" draw:textarea-horizontal-align="justify" draw:textarea-vertical-align="middle" draw:auto-grow-height="false" fo:min-height="5.612cm" fo:min-width="4.924cm"/>
    </style:style>
    <style:style style:name="gr15" style:family="graphic" style:parent-style-name="standard">
      <style:graphic-properties draw:textarea-horizontal-align="justify" draw:textarea-vertical-align="middle" draw:auto-grow-height="false" fo:min-height="0.888cm" fo:min-width="2.999cm"/>
    </style:style>
    <style:style style:name="gr16" style:family="graphic" style:parent-style-name="standard">
      <style:graphic-properties svg:stroke-color="#3465a4" draw:textarea-horizontal-align="justify" draw:textarea-vertical-align="middle" draw:auto-grow-height="false" fo:min-height="0.888cm" fo:min-width="2.999cm"/>
    </style:style>
    <style:style style:name="gr17" style:family="graphic" style:parent-style-name="standard">
      <style:graphic-properties draw:textarea-horizontal-align="justify" draw:textarea-vertical-align="middle" draw:auto-grow-height="false" fo:min-height="0.888cm" fo:min-width="3.001cm"/>
    </style:style>
    <style:style style:name="gr18" style:family="graphic" style:parent-style-name="standard">
      <style:graphic-properties svg:stroke-color="#000000" draw:textarea-horizontal-align="justify" draw:textarea-vertical-align="middle" draw:auto-grow-height="false" fo:min-height="1.063cm" fo:min-width="4.487cm"/>
    </style:style>
    <style:style style:name="gr19" style:family="graphic" style:parent-style-name="standard">
      <style:graphic-properties svg:stroke-color="#3465a4" draw:textarea-horizontal-align="justify" draw:textarea-vertical-align="middle" draw:auto-grow-height="false" fo:min-height="0.713cm" fo:min-width="3.875cm"/>
    </style:style>
    <style:style style:name="gr20" style:family="graphic" style:parent-style-name="standard">
      <style:graphic-properties svg:stroke-color="#000000" draw:textarea-horizontal-align="justify" draw:textarea-vertical-align="middle" draw:auto-grow-height="false" fo:min-height="1.063cm" fo:min-width="2.737cm"/>
    </style:style>
    <style:style style:name="gr21" style:family="graphic" style:parent-style-name="standard">
      <style:graphic-properties svg:stroke-color="#000000" draw:textarea-horizontal-align="justify" draw:textarea-vertical-align="middle" draw:auto-grow-height="false" fo:min-height="1.062cm" fo:min-width="2.737cm"/>
    </style:style>
    <style:style style:name="gr22" style:family="graphic" style:parent-style-name="objectwithoutfill">
      <style:graphic-properties svg:stroke-width="0.081cm" svg:stroke-color="#000000" draw:marker-start-width="0.321cm" draw:marker-end="Arrow" draw:marker-end-width="0.421cm" draw:fill="none" draw:textarea-vertical-align="middle" fo:padding-top="0.165cm" fo:padding-bottom="0.165cm" fo:padding-left="0.29cm" fo:padding-right="0.29cm"/>
    </style:style>
    <style:style style:name="gr23" style:family="graphic" style:parent-style-name="standard">
      <style:graphic-properties svg:stroke-width="0.081cm" svg:stroke-color="#000000" draw:marker-start="Arrow" draw:marker-start-width="0.421cm" draw:marker-end="Arrow" draw:marker-end-width="0.421cm" draw:textarea-vertical-align="middle" fo:padding-top="0.165cm" fo:padding-bottom="0.165cm" fo:padding-left="0.29cm" fo:padding-right="0.29cm"/>
    </style:style>
    <style:style style:name="gr24" style:family="graphic" style:parent-style-name="standard">
      <style:graphic-properties svg:stroke-color="#000000" draw:textarea-horizontal-align="justify" draw:textarea-vertical-align="middle" draw:auto-grow-height="false" fo:min-height="13.124cm" fo:min-width="1.512cm"/>
    </style:style>
    <style:style style:name="P1" style:family="paragraph">
      <style:paragraph-properties fo:text-align="start"/>
    </style:style>
    <style:style style:name="P2" style:family="paragraph">
      <style:paragraph-properties fo:text-align="center"/>
    </style:style>
    <style:style style:name="P3" style:family="paragraph">
      <loext:graphic-properties draw:fill-color="#729fcf"/>
      <style:paragraph-properties fo:text-align="start"/>
      <style:text-properties style:text-position="0% 100%" fo:font-size="13pt"/>
    </style:style>
    <style:style style:name="P4" style:family="paragraph">
      <style:paragraph-properties fo:text-align="start"/>
      <style:text-properties style:text-position="0% 100%" fo:font-size="13pt"/>
    </style:style>
    <style:style style:name="P5" style:family="paragraph">
      <style:paragraph-properties fo:text-align="start"/>
      <style:text-properties style:text-position="0% 100%" fo:font-size="13pt" style:font-size-asian="32pt" style:font-size-complex="32pt"/>
    </style:style>
    <style:style style:name="P6" style:family="paragraph">
      <style:paragraph-properties fo:text-align="center"/>
      <style:text-properties style:text-position="0% 100%" fo:font-size="13pt"/>
    </style:style>
    <style:style style:name="P7" style:family="paragraph">
      <style:paragraph-properties fo:text-align="center"/>
      <style:text-properties style:text-position="0% 100%" fo:font-size="13pt" style:font-size-asian="32pt" style:font-size-complex="32pt"/>
    </style:style>
    <style:style style:name="P8" style:family="paragraph">
      <loext:graphic-properties draw:fill="none"/>
      <style:paragraph-properties fo:text-align="center"/>
      <style:text-properties style:text-position="0% 100%" fo:font-size="13pt"/>
    </style:style>
    <style:style style:name="T1" style:family="text">
      <style:text-properties style:text-position="0% 100%" fo:font-size="13pt"/>
    </style:style>
    <style:style style:name="T2" style:family="text">
      <style:text-properties style:text-position="0% 100%" fo:font-size="13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3" draw:layer="layout" svg:width="15.875cm" svg:height="13.374cm" svg:x="3.921cm" svg:y="7.057cm">
          <text:p text:style-name="P1"><text:span text:style-name="T1">Server</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2" draw:text-style-name="P4" draw:layer="layout" svg:width="9.302cm" svg:height="2.721cm" svg:x="10.144cm" svg:y="17.399cm">
          <text:p text:style-name="P1"><text:span text:style-name="T2">Databases</text:span></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3" draw:text-style-name="P4" draw:layer="layout" svg:width="6.999cm" svg:height="5.501cm" svg:x="3.789cm" svg:y="1.254cm">
          <text:p text:style-name="P1"><text:span text:style-name="T1"><text:s text:c="5"/></text:span><text:span text:style-name="T1">Web Exchages</text:span></text:p>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6.474cm" svg:height="2.197cm" svg:x="12.972cm" svg:y="14.589cm">
          <text:p text:style-name="P1"><text:span text:style-name="T2">Projectors</text:span></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5" draw:text-style-name="P5" draw:layer="layout" svg:width="4.987cm" svg:height="4.287cm" svg:x="4.66cm" svg:y="9.534cm">
          <text:p text:style-name="P1"><text:span text:style-name="T2">Blockchain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6" draw:text-style-name="P6" draw:layer="layout" svg:width="3.499cm" svg:height="1.138cm" svg:x="5.623cm" svg:y="12.071cm">
          <text:p text:style-name="P2"><text:span text:style-name="T1">Stee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2.187cm" svg:height="1.925cm" svg:x="12.579cm" svg:y="18.011cm">
          <text:p text:style-name="P2"><text:span text:style-name="T1">Rethink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6" draw:layer="layout" svg:width="2.187cm" svg:height="1.925cm" svg:x="15.772cm" svg:y="18.011cm">
          <text:p text:style-name="P2"><text:span text:style-name="T1">ElasticSearch</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2.45cm" svg:height="0.875cm" svg:x="13.409cm" svg:y="15.561cm">
          <text:p text:style-name="P2"><text:span text:style-name="T1">Rethink</text:span></text:p>
          <text:p text:style-name="P2"><text:span text:style-name="T1">Projector</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2.537cm" svg:height="0.875cm" svg:x="16.559cm" svg:y="15.561cm">
          <text:p text:style-name="P2"><text:span text:style-name="T1">Elastic</text:span></text:p>
          <text:p text:style-name="P2"><text:span text:style-name="T1">Projector</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5.334cm" svg:height="2.667cm" svg:x="4.683cm" svg:y="14.589cm">
          <text:p text:style-name="P2"><text:span text:style-name="T1">IPFS <text:s text:c="2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3.499cm" svg:height="1.137cm" svg:x="5.448cm" svg:y="11.284cm">
          <text:p text:style-name="P2"><text:span text:style-name="T1">Parity (etheriu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3.5cm" svg:height="1.137cm" svg:x="5.185cm" svg:y="10.409cm">
          <text:p text:style-name="P2"><text:span text:style-name="T2">Bitcore (bitco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8" draw:layer="layout" svg:x1="6.41cm" svg:y1="13.471cm" svg:x2="8.597cm" svg:y2="13.471cm">
          <text:p/>
        </draw:line>
        <draw:line draw:style-name="gr13" draw:text-style-name="P8" draw:layer="layout" svg:x1="16.297cm" svg:y1="15.571cm" svg:x2="15.072cm" svg:y2="19.77cm">
          <text:p/>
        </draw:line>
        <draw:custom-shape draw:style-name="gr14" draw:text-style-name="P4" draw:layer="layout" svg:width="5.424cm" svg:height="5.862cm" svg:x="10.872cm" svg:y="8.047cm">
          <text:p text:style-name="P1"><text:span text:style-name="T2">Connectors</text:span></text:p>
          <text:p text:style-name="P1"><text:span text:style-name="T2"/></text:p>
          <text:p text:style-name="P1"><text:span text:style-name="T2"/></text:p>
          <text:p text:style-name="P1"><text:span text:style-name="T2"/></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15" draw:text-style-name="P6" draw:layer="layout" svg:width="3.499cm" svg:height="1.137cm" svg:x="11.835cm" svg:y="12.159cm">
          <text:p text:style-name="P2"><text:span text:style-name="T1">Steem connecto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3.499cm" svg:height="1.137cm" svg:x="11.66cm" svg:y="11.372cm">
          <text:p text:style-name="P2"><text:span text:style-name="T1">Parity connecto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draw:layer="layout" svg:width="3.5cm" svg:height="1.137cm" svg:x="11.397cm" svg:y="10.497cm">
          <text:p text:style-name="P2"><text:span text:style-name="T1">Bitcore connecto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8" draw:layer="layout" svg:x1="12.622cm" svg:y1="13.559cm" svg:x2="14.809cm" svg:y2="13.559cm">
          <text:p/>
        </draw:line>
        <draw:custom-shape draw:style-name="gr18" draw:text-style-name="P6" draw:layer="layout" svg:width="4.987cm" svg:height="1.313cm" svg:x="4.66cm" svg:y="7.959cm">
          <text:p text:style-name="P2"><text:span text:style-name="T1">Xchange crawler</text:span></text:p>
          <draw:enhanced-geometry svg:viewBox="0 0 21600 21600" draw:mirror-horizontal="false" draw:mirror-vertical="false" draw:type="rectangle" draw:enhanced-path="M 0 0 L 21600 0 21600 21600 0 21600 0 0 Z N"/>
        </draw:custom-shape>
        <draw:custom-shape draw:style-name="gr19" draw:text-style-name="P6" draw:layer="layout" svg:width="4.375cm" svg:height="0.963cm" svg:x="11.397cm" svg:y="9.009cm">
          <text:p text:style-name="P2"><text:span text:style-name="T1">Xchange connector</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3.237cm" svg:height="1.313cm" svg:x="6.075cm" svg:y="4.141cm">
          <text:p text:style-name="P2"><text:span text:style-name="T1">Poloniex</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3.237cm" svg:height="1.312cm" svg:x="5.463cm" svg:y="3.179cm">
          <text:p text:style-name="P2"><text:span text:style-name="T1">Bitstamp</text:span></text:p>
          <draw:enhanced-geometry svg:viewBox="0 0 21600 21600" draw:mirror-horizontal="false" draw:mirror-vertical="false" draw:type="rectangle" draw:enhanced-path="M 0 0 L 21600 0 21600 21600 0 21600 0 0 Z N"/>
        </draw:custom-shape>
        <draw:line draw:style-name="gr13" draw:text-style-name="P8" draw:layer="layout" svg:x1="6.863cm" svg:y1="5.716cm" svg:x2="9.185cm" svg:y2="5.739cm">
          <text:p/>
        </draw:line>
        <draw:line draw:style-name="gr22" draw:text-style-name="P8" draw:layer="layout" svg:x1="13.847cm" svg:y1="16.796cm" svg:x2="13.847cm" svg:y2="18.021cm">
          <text:p/>
        </draw:line>
        <draw:line draw:style-name="gr22" draw:text-style-name="P8" draw:layer="layout" svg:x1="16.909cm" svg:y1="16.796cm" svg:x2="16.909cm" svg:y2="18.021cm">
          <text:p/>
        </draw:line>
        <draw:line draw:style-name="gr22" draw:text-style-name="P8" draw:layer="layout" svg:x1="3.159cm" svg:y1="10.672cm" svg:x2="4.683cm" svg:y2="10.652cm">
          <text:p/>
        </draw:line>
        <draw:line draw:style-name="gr22" draw:text-style-name="P8" draw:layer="layout" svg:x1="10.144cm" svg:y1="18.633cm" svg:x2="3.159cm" svg:y2="18.633cm">
          <text:p/>
        </draw:line>
        <draw:line draw:style-name="gr23" draw:text-style-name="P6" draw:layer="layout" svg:x1="10.017cm" svg:y1="15.478cm" svg:x2="12.049cm" svg:y2="13.954cm">
          <text:p/>
        </draw:line>
        <draw:line draw:style-name="gr23" draw:text-style-name="P6" draw:layer="layout" svg:x1="3.159cm" svg:y1="16.183cm" svg:x2="4.683cm" svg:y2="16.183cm">
          <text:p/>
        </draw:line>
        <draw:line draw:style-name="gr22" draw:text-style-name="P8" draw:layer="layout" svg:x1="9.647cm" svg:y1="8.659cm" svg:x2="10.872cm" svg:y2="8.659cm">
          <text:p/>
        </draw:line>
        <draw:line draw:style-name="gr22" draw:text-style-name="P8" draw:layer="layout" svg:x1="9.647cm" svg:y1="11.546cm" svg:x2="10.872cm" svg:y2="11.546cm">
          <text:p/>
        </draw:line>
        <draw:line draw:style-name="gr22" draw:text-style-name="P8" draw:layer="layout" svg:x1="10.017cm" svg:y1="16.113cm" svg:x2="12.938cm" svg:y2="16.113cm">
          <text:p/>
        </draw:line>
        <draw:custom-shape draw:style-name="gr24" draw:text-style-name="P4" draw:layer="layout" svg:width="2.012cm" svg:height="13.374cm" svg:x="1.127cm" svg:y="7.096cm">
          <text:p text:style-name="P1"><text:span text:style-name="T1">Client</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line draw:style-name="gr22" draw:text-style-name="P8" draw:layer="layout" svg:x1="7.198cm" svg:y1="6.735cm" svg:x2="7.198cm" svg:y2="7.96cm">
          <text:p/>
        </draw:line>
        <draw:custom-shape draw:style-name="gr7" draw:text-style-name="P6" draw:layer="layout" svg:width="2.187cm" svg:height="1.925cm" svg:x="7.096cm" svg:y="14.843cm">
          <text:p text:style-name="P2"><text:span text:style-name="T1">Orbit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6T15:25:15.067816127</meta:creation-date>
    <dc:date>2017-04-18T02:21:44.171310383</dc:date>
    <meta:editing-duration>PT24M18S</meta:editing-duration>
    <meta:editing-cycles>6</meta:editing-cycles>
    <meta:generator>LibreOffice/5.1.6.2$Linux_X86_64 LibreOffice_project/10m0$Build-2</meta:generator>
    <meta:document-statistic meta:object-count="37"/>
  </office:meta>
</office:document-meta>
</file>